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top="0cm" fo:margin-bottom="0cm" style:contextual-spacing="false"/>
    </style:style>
    <style:style style:name="P16" style:family="paragraph" style:parent-style-name="Text_20_body" style:list-style-name="L11"/>
    <style:style style:name="P17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Strong_20_Emphasis">Clone or Download the Project</text:span>:</text:p>
        </text:list-item>
      </text:list>
      <text:list text:style-name="L2">
        <text:list-item>
          <text:p text:style-name="P4">Clone the repository or download the project files to your local machine.</text:p>
        </text:list-item>
      </text:list>
      <text:list text:style-name="L3">
        <text:list-item>
          <text:p text:style-name="P5"><text:span text:style-name="Strong_20_Emphasis">Install Dependencies</text:span>:</text:p>
        </text:list-item>
      </text:list>
      <text:list text:style-name="L4">
        <text:list-item>
          <text:p text:style-name="P7">Open a terminal and navigate to the project directory.</text:p>
        </text:list-item>
        <text:list-item>
          <text:p text:style-name="P6">Install the necessary Python libraries using pip:</text:p>
          <text:p text:style-name="P1"><text:span text:style-name="Source_20_Text">pip install flask pytube</text:span></text:p>
        </text:list-item>
      </text:list>
      <text:list text:style-name="L5">
        <text:list-item>
          <text:p text:style-name="P8"><text:span text:style-name="Strong_20_Emphasis">Run the Flask Application</text:span>:</text:p>
        </text:list-item>
      </text:list>
      <text:list text:style-name="L6">
        <text:list-item>
          <text:p text:style-name="P9">In the terminal, run the Flask application:</text:p>
          <text:p text:style-name="P2"><text:span text:style-name="Source_20_Text">python app.py</text:span></text:p>
        </text:list-item>
        <text:list-item>
          <text:p text:style-name="P9">This will start the Flask server, typically at <text:span text:style-name="Source_20_Text">http://127.0.0.1:5000/</text:span>.</text:p>
        </text:list-item>
      </text:list>
      <text:list text:style-name="L7">
        <text:list-item>
          <text:p text:style-name="P10"><text:span text:style-name="Strong_20_Emphasis">Access the Application</text:span>:</text:p>
        </text:list-item>
      </text:list>
      <text:list text:style-name="L8">
        <text:list-item>
          <text:p text:style-name="P12">Open your web browser and go to <text:span text:style-name="Source_20_Text">http://127.0.0.1:5000/</text:span>.</text:p>
        </text:list-item>
        <text:list-item>
          <text:p text:style-name="P11">You should see the YouTube Playlist Downloader interface.</text:p>
        </text:list-item>
      </text:list>
      <text:list text:style-name="L9">
        <text:list-item>
          <text:p text:style-name="P13"><text:span text:style-name="Strong_20_Emphasis">Use the Application</text:span>:</text:p>
        </text:list-item>
      </text:list>
      <text:list text:style-name="L10">
        <text:list-item>
          <text:p text:style-name="P15">Enter a YouTube playlist URL in the input field and click the "Fetch Playlist" button.</text:p>
        </text:list-item>
        <text:list-item>
          <text:p text:style-name="P15">Select the videos you want to download from the displayed list.</text:p>
        </text:list-item>
        <text:list-item>
          <text:p text:style-name="P14">Click the "Download Selected" button to start downloading the selected videos.</text:p>
        </text:list-item>
      </text:list>
      <text:list text:style-name="L11">
        <text:list-item>
          <text:p text:style-name="P16"><text:span text:style-name="Strong_20_Emphasis">Check Downloads</text:span>:</text:p>
        </text:list-item>
      </text:list>
      <text:list text:style-name="L12">
        <text:list-item>
          <text:p text:style-name="P17">The downloaded videos will be saved in the <text:span text:style-name="Source_20_Text">downloads</text:span> folder within the project director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1T08:36:25.168000000</meta:creation-date>
    <dc:date>2024-07-01T08:36:56.760000000</dc:date>
    <meta:editing-duration>PT32S</meta:editing-duration>
    <meta:editing-cycles>1</meta:editing-cycles>
    <meta:document-statistic meta:table-count="0" meta:image-count="0" meta:object-count="0" meta:page-count="1" meta:paragraph-count="19" meta:word-count="155" meta:character-count="909" meta:non-whitespace-character-count="792"/>
    <meta:generator>LibreOffice/7.6.0.3$Windows_X86_64 LibreOffice_project/69edd8b8ebc41d00b4de3915dc82f8f0fc3b6265</meta:generator>
  </office:meta>
</office:document-meta>
</file>